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bc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 link to my Play Lab game:</text:span><text:line-break/><text:line-break/><text:a xlink:type="simple" xlink:href="https://studio.code.org/c/1638348945" text:style-name="Internet_20_link" text:visited-style-name="Visited_20_Internet_20_Link">https://studio.code.org/c/1638348945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30T13:24:29.219000000</meta:creation-date>
    <dc:date>2022-04-30T13:24:55.062000000</dc:date>
    <meta:editing-duration>PT26S</meta:editing-duration>
    <meta:editing-cycles>1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1" meta:word-count="8" meta:character-count="65" meta:non-whitespace-character-count="57"/>
  </office:meta>
</office:document-meta>
</file>